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4.685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5.581cm" fo:break-before="auto" style:use-optimal-row-height="true"/>
    </style:style>
    <style:style style:name="ro11" style:family="table-row">
      <style:table-row-properties style:row-height="3.10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7.687cm" fo:break-before="auto" style:use-optimal-row-height="true"/>
    </style:style>
    <style:style style:name="ro14" style:family="table-row">
      <style:table-row-properties style:row-height="1.579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3.8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4.658cm" fo:break-before="auto" style:use-optimal-row-height="true"/>
    </style:style>
    <style:style style:name="ro20" style:family="table-row">
      <style:table-row-properties style:row-height="5.502cm" fo:break-before="auto" style:use-optimal-row-height="true"/>
    </style:style>
    <style:style style:name="ro21" style:family="table-row">
      <style:table-row-properties style:row-height="3.184cm" fo:break-before="auto" style:use-optimal-row-height="true"/>
    </style:style>
    <style:style style:name="ro22" style:family="table-row">
      <style:table-row-properties style:row-height="1.632cm" fo:break-before="auto" style:use-optimal-row-height="true"/>
    </style:style>
    <style:style style:name="ro23" style:family="table-row">
      <style:table-row-properties style:row-height="4.24cm" fo:break-before="auto" style:use-optimal-row-height="fals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6.265cm" fo:break-before="auto" style:use-optimal-row-height="true"/>
    </style:style>
    <style:style style:name="ro26" style:family="table-row">
      <style:table-row-properties style:row-height="5.396cm" fo:break-before="auto" style:use-optimal-row-height="true"/>
    </style:style>
    <style:style style:name="ro27" style:family="table-row">
      <style:table-row-properties style:row-height="3.948cm" fo:break-before="auto" style:use-optimal-row-height="true"/>
    </style:style>
    <style:style style:name="ro28" style:family="table-row">
      <style:table-row-properties style:row-height="3.217cm" fo:break-before="auto" style:use-optimal-row-height="false"/>
    </style:style>
    <style:style style:name="ro29" style:family="table-row">
      <style:table-row-properties style:row-height="3.133cm" fo:break-before="auto" style:use-optimal-row-height="true"/>
    </style:style>
    <style:style style:name="ro30" style:family="table-row">
      <style:table-row-properties style:row-height="6.923cm" fo:break-before="auto" style:use-optimal-row-height="true"/>
    </style:style>
    <style:style style:name="ro31" style:family="table-row">
      <style:table-row-properties style:row-height="6.16cm" fo:break-before="auto" style:use-optimal-row-height="true"/>
    </style:style>
    <style:style style:name="ro32" style:family="table-row">
      <style:table-row-properties style:row-height="8.451cm" fo:break-before="auto" style:use-optimal-row-height="true"/>
    </style:style>
    <style:style style:name="ro33" style:family="table-row">
      <style:table-row-properties style:row-height="2.29cm" fo:break-before="auto" style:use-optimal-row-height="true"/>
    </style:style>
    <style:style style:name="ro34" style:family="table-row">
      <style:table-row-properties style:row-height="7.713cm" fo:break-before="auto" style:use-optimal-row-height="true"/>
    </style:style>
    <style:style style:name="ro35" style:family="table-row">
      <style:table-row-properties style:row-height="1.605cm" fo:break-before="auto" style:use-optimal-row-height="true"/>
    </style:style>
    <style:style style:name="ro36" style:family="table-row">
      <style:table-row-properties style:row-height="2.369cm" fo:break-before="auto" style:use-optimal-row-height="true"/>
    </style:style>
    <style:style style:name="ro37" style:family="table-row">
      <style:table-row-properties style:row-height="4.791cm" fo:break-before="auto" style:use-optimal-row-height="true"/>
    </style:style>
    <style:style style:name="ro38" style:family="table-row">
      <style:table-row-properties style:row-height="6.239cm" fo:break-before="auto" style:use-optimal-row-height="true"/>
    </style:style>
    <style:style style:name="ro39" style:family="table-row">
      <style:table-row-properties style:row-height="2.427cm" fo:break-before="auto" style:use-optimal-row-height="true"/>
    </style:style>
    <style:style style:name="ro40" style:family="table-row">
      <style:table-row-properties style:row-height="4.796cm" fo:break-before="auto" style:use-optimal-row-height="true"/>
    </style:style>
    <style:style style:name="ro41" style:family="table-row">
      <style:table-row-properties style:row-height="1.637cm" fo:break-before="auto" style:use-optimal-row-height="true"/>
    </style:style>
    <style:style style:name="ro42" style:family="table-row">
      <style:table-row-properties style:row-height="4.006cm" fo:break-before="auto" style:use-optimal-row-height="true"/>
    </style:style>
    <style:style style:name="ro43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2" style:family="table-cell" style:parent-style-name="Default"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6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Arial" style:font-name-complex="Tahoma"/>
    </style:style>
    <style:style style:name="T3" style:family="text">
      <style:text-properties style:language-complex="ar" style:country-complex="SA"/>
    </style:style>
    <style:style style:name="T4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3-31T11:31:34.05">
            <text:p>0331 <text:s/>1131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31T11:31:34.05">
            <text:p>0331 <text:s/>1131</text:p>
          </table:table-cell>
          <table:table-cell table:style-name="ce8" table:formula="of:=NOW()" office:value-type="date" office:date-value="2022-03-31T11:31:34.05">
            <text:p>0331 <text:s/>1131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31T11:31:34.05">
            <text:p>0331 <text:s/>1131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3-31T11:31:34.05">
            <text:p>0331 <text:s/>1131</text:p>
          </table:table-cell>
          <table:table-cell table:style-name="ce8" table:formula="of:=NOW()" office:value-type="date" office:date-value="2022-03-31T11:31:34.05">
            <text:p>0331 <text:s/>1131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3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1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2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2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4">C:\WORKS_2\WS\WS_Others.JVEMV6\JVEMV6\37_miscs\9_prog_lang\data\jinkotosetai_r4_2</text:span><text:span text:style-name="T4">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4"><text:a xlink:href="https://www.mlit.go.jp/statistics/details/t-jutaku-2_tk_000002.html">https://www.mlit.go.jp/statistics/details/t-jutaku-2_tk_000002.html</text:a></text:span></text:p>
            <text:p><text:span text:style-name="T4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https://www.city.kawasaki.jp/230/page/0000125926.html <text:s/>/ :d-2 https://www.city.kawasaki.jp/230/cmsfiles/contents/0000125/125926/21bunkatuban1.pdf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Kiedy zbliżałem się do ściany karmienia, ona zeszła i </text:span><text:span text:style-name="T2">zaczęła <text:s/>pobiegać do mnie. (2) Mike. &lt;1&gt; Najpierw na ścianie. &lt;2&gt; </text:span><text:span text:style-name="T2">Chwyciłem ją. &lt;3&gt; Ona robi krzyczący głos. &lt;4&gt; Na ziemię, ona kaczki. A </text:span><text:span text:style-name="T2">potem pobiegł na ulicy. &lt;5&gt; później, poszedłem na zachodnej działce. </text:span><text:span text:style-name="T2">Ona wewnątrz ogrodzenia. &lt;6&gt; Powiedziałem jej, `Chodź`. &lt;7&gt; Z </text:span><text:span text:style-name="T2">powrotem w parku, Mike nie przychodzi do ściany. Pozostaje wewnątrz </text:span><text:span text:style-name="T2">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Na śnianie w pobliżu schodów. &lt;2&gt; bardziej dokładnie, </text:span><text:span text:style-name="T2">prawie na środku między ogrorzeniem wystającym i schodami. (2) Mike. </text:span><text:span text:style-name="T2">&lt;1&gt; Nie zeszli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">
            <text:p>031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3">
            <text:p>0318</text:p>
          </table:table-cell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date" office:date-value="2022-03-19T11:19:57.020001">
            <text:p>031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osiemnasty marca.</text:p>
            <text:p>يوم الجمعة، الثامن عشر من شهر مارس. / حسب التقويم هجري، الرابع عشر من شهر شعبان.</text:p>
            <text:p>h^asaba-'-taqwiym-i / hidhuriyu</text:p>
            <text:p>سن القمو : ١٥.٤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Padał. (2) Kiedy dotarłem do ściany, byli tam już. &lt;1&gt; Podeszli do mnie. (3) Dałem im jedzenie przez ogrodzenie. &lt;1&gt; Jeden pakiet dla każdeg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&lt;1&gt; 이슬람력 : 1443년. &lt;2&gt; 육십갑자 : 임인(壬寅). (2) 경칩. &lt;1&gt; 제 열넷 날. &lt;2&gt; 말후(末候) 제 넷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&lt;1&gt; 이 회는, 곡의 분류는 `가그라` (한자 : 神楽. 일본 신토에서의 무악.) 이 아니라, 일본의 `엔카` (한자 : 演歌) 처럼 멜로디의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2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6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6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Prespuesto para Departamento del Abastecimiento Hídrico y Red de Saneamiento. (1) En total, ciento cincuenta y ocho mil millones de yenes. (1,587億円) (2) abastecimiento : Renovacion, haciendo resistente al terremoto : ciento treinta y siete (137) de oku yenes. (3) Saneamiento : Contra inundacion, terremoto : Cincuenta y cuatro (54) de oku yenes. (4) Red de saneamiento con estilo convergente. trabajo de su mejora : veintitrés (23) de oku yenes.</text:p>
            <text:p>próximo: Prespuestos de otros departamentos.</text:p>
          </table:table-cell>
          <table:covered-table-cell table:number-columns-repeated="2" table:style-name="ce18"/>
          <table:table-cell table:style-name="ce20" office:value-type="string">
            <text:p>mark:20220319_132735</text:p>
            <text:p>C:\WORKS_2\shortcuts_docs\log_diary-memos.log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date" office:date-value="2022-03-20T10:39:59.22">
            <text:p>032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ziewiętnasty marca.</text:p>
            <text:p>يوم السبت، التاسع من شهر مارس. / حسب التقويم هجري، الخامس عشر من شهر شعبان.</text:p>
            <text:p>سن القمو : 16.4 / minęło pół punktów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Padał. Obaj wewnątrz ogrodzenia. (2) Chyba, około czasu kiedy </text:span><text:span text:style-name="T2">zacząłem dawać jedzenie forma pasty, jedny głos kota przyszedł z prawej </text:span><text:span text:style-name="T2">strony przestrzeni pod basenie. &lt;1&gt; Kot jest Don. &lt;2&gt; Mówię do niego, </text:span><text:span text:style-name="T2">`Dam ci wkrótce`. (2) Teraz, Mike zniknąła. &lt;1&gt; W tym momencie, Don </text:span><text:span text:style-name="T2">też wydaje się, że zniknął. <text:s/>&lt;2&gt; Potem, Kuro też pójdzie na południe </text:span><text:span text:style-name="T2">basena. &lt;3&gt; Następnie, Don pojawił się z prawej strony. (3) Otwieram </text:span><text:span text:style-name="T2">nową torbę jedzenia, przyklejam go przez ogrodzenie. &lt;1&gt; Don nie </text:span><text:span text:style-name="T2">ucieknie. &lt;2&gt; Przychodzi tuż za ogrodzeniem, zaczyna jeść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29" office:value-type="string" table:number-columns-spanned="3" table:number-rows-spanned="1">
            <text:p><text:s/>토요일. &lt;1&gt; 히지라력 1443. &lt;2&gt; 갑자 : 임인. (2) 경칩(3/5). &lt;1&gt; 제 열다섯(15) 날. &lt;2&gt; 말후, 제 다섯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작곡. &lt;1&gt; 이 번, 일본 `가그라` 에 사용될 처럼 곡. &lt;2&gt; 두 삼 개의 마디들 만으로 만든다. &lt;3&gt; 이 들 작은 `분자` (分子) 를, 더, 두 삼 개 만든다. (2) 머리에 떠올라 온 것들만 <text:s/>쓴다. &lt;1&gt; 스스로 머리에 전압(電圧)을 걸고 만듬, 는, 하지 않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6" office:value-type="string" table:number-columns-spanned="3" table:number-rows-spanned="1">
            <text:p>isiZulu wulimi ngesinye[jedny sezilimi[je_zyka eNingizimu[pol`udniowy Afrika[Afry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t-1</text:p>
          </table:table-cell>
          <table:table-cell table:style-name="ce16" office:value-type="string" table:number-columns-spanned="3" table:number-rows-spanned="1">
            <text:p>türkiye[Turcja cumhuriyeti'nin[republika ilk[pierwsza cumhurbaşkan.ıdır[byl`-prezydent. / ordunun[armii bir[jeden subay.ıydı[oficer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4">
            <text:p>114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c-B1</text:p>
          </table:table-cell>
          <table:table-cell table:style-name="ce12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18"/>
          <table:table-cell table:style-name="ce20" office:value-type="string">
            <text:p>##doc:20220320_140932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date" office:date-value="2022-03-21T11:24:22.940001">
            <text:p>032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marca.</text:p>
            <text:p>العشرين من شهر مارس. / حسب التقويم هجري، السادس عشر من شهر شعبان.</text:p>
            <text:p>سن القمر. : 17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Kiedy dotarłem do ściany, Don już tam na ścianie, gdzie zwykle Mike i Kuro jedzą, miejsce, które nazywam `ściania jedzenia`. (2) Kuro była za wystającym ogrodzeniem. &lt;1&gt; Mike, wewnątrz ogrodzenia. (3) zawołałem do Don'a, aby przyjść na południową stronę ściany. &lt;1&gt; Don przychodzi. &lt;2&gt; Włożyłem jedzenie na ścianie. &lt;3&gt; Zaczyna jeść. (4) Kuro zjada jedzenie obok wystającego ogrodzenia. &lt;2&gt; Mike, zjada wewnątrz ogrodzenia. (5) Don, po jedzeniu jedzenia, idzie wewnątrz ogrodzenia. &lt;2&gt; Siedzi tam na chwilę. &lt;3&gt; Mike skończyła jedzenie, i teraz lizając jej twarz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. 제 열여섯(16) 날. &lt;2&gt; 말후(末候) 제 여섯(6)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조사(調査). 일본의 음게의 하나, `雲井調子` (구머이-초어시). &lt;1&gt; `調子` 는 음계의 의미. `雲井` 는 이 으계의 명칭. (2) 작곡. &lt;1&gt; 이 `雲井調子` 를 음계로, 짧은 곡. &lt;2&gt; 음계를 사전에 결정해 두면, 즉흥으로 부는 것이 매우 용이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19">
            <text:p>1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2T09:00:11.89">
            <text:p>032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pierwszy marca.</text:p>
            <text:p>الأثنين، الحادي والعشرين من شهر مارس. <text:s/>/ السابع عشر من شهر شعبان.</text:p>
            <text:p/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Don nie przychodził. (2) Obaj na ścianie. (3) Mike wydaje się, że chce masażu. &lt;1&gt; ale, nie s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&lt;1&gt; 춘분. 제 하나 날. 초후(初候) 제 하나 일. `雀始巣` (작시소 / 일본어 의미 : 참새가 처음으로 둥지를 만든다. 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세션 2회. &lt;1&gt; 오후와 저녁. (2) 연습. &lt;1&gt; 다시, 하나 소리를 길게 분다. &lt;2&gt; 목적은 소리가 예쁜 것. &lt;3&gt; 그 목적에 위하여는, 입 안의 근육에 주력하지 않은 채 분다. (3) 어떻게 하면, 주력하지 않고 불 수 있는 <text:s/>가? &lt;1&gt; 소리를 내려고는 하지 않고, 단, 숨만을 내 봐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23">
            <text:p>12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3T11:08:03.200001">
            <text:p>032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office:annotation office:display="true" draw:style-name="gr1" draw:text-style-name="P2" svg:width="2.899cm" svg:height="3.265cm" svg:x="29.024cm" svg:y="383.962cm" draw:caption-point-x="-0.61cm" draw:caption-point-y="1.504cm">
              <dc:creator>ik</dc:creator>
              <dc:date>2022-03-23T00:00:00</dc:date>
              <text:p text:style-name="P1"><text:span text:style-name="T1">“</text:span><text:span text:style-name="T1">^~1” → with the previous 1 word</text:span></text:p>
            </office:annotation>
            <text:p>Wtorek, dwudziesty drugi marca.</text:p>
            <text:p>يوم الثلاثاء، الثاني وعشرين من شهر <text:span text:style-name="T3">مارس.</text:span> \ التاسع (الثامس)عشر من شهر شعبان.</text:p>
            <text:p>UNdasa[marzec / yeshumi[dziesia_ta nesishiyagalolunye[dziewie_tnasta^~1 / ULwesibili[wtore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ikati.zu[kot.pl</text:p>
            <text:p>(1) أولا [awla:pierwszy obaj nie na حائط [h^aa'it^:ściana. &lt;1&gt; Kryjówka (Nazwa japońska : 隠れ家 : samozwańczy), na zachodnim krańcu. Wychodzili. / (2) Mike. &lt;1&gt; Nie bezpośredinio do miejsca jedzenia. &lt;2&gt; Wchodzi wewnątrz ogrodzenia, wychodzi od wystającego ogrodzenia. &lt;3&gt; A potem, zaczęła jeść twarde jedzenie, które dałem Kuro-owi. (3) Podniosłem kawałek drewna, szturchnąłem Mike'a w twarz tym patykiem. &lt;1&gt; Mike wydaje się, że nie rozumie, o co mi chodziło. &lt;2&gt; Nie mogłem użyć takie sposoby, jak byłem chciał użyć, jeśli możliwe (aby powiedzieć Mike, że nie jest dla niej, Dam ci swoją porcję.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سهشنبه، [seshanbe.pe:wtorek</text:p>
            <text:p>(1) 춘분. &lt;1&gt; 제 둘 날. &lt;2&gt; 초후 제 둘 날. &lt;3&gt; `노루즈` ( نوروز 페르시아오, 너오루으즈:nooruwz) 는 올해 21일 이었다. &lt;4&gt; 이 후(候)의 말은, 중국에선, `玄鳥至 xuan2niao3zhi4`. &lt;a&gt; 의미는, `제비가 남에서 온다.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회 세션했다. (2) 두 째의 세션엔 작곡. &lt;1&gt; 처음 `お囃子` 풍의 곡. &lt;2&gt; 곡 자체는 짧다. 한두 마디 정도의 길이. &lt;3&gt; 이 짧은 마디를 몇 번이나 되풀이한다.</text:p>
            <text:p>ULwesithathu.zu[s`rod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3-24T13:42:26.32">
            <text:p>032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wudziesty trzeci marca.</text:p>
            <text:p>يوم الأربعاء، الثالث وعشرين من شهر مارس. / التاسع عشر من شهر شعبان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było. (2) Nie zeszl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چهارشنبه</text:p>
            <text:p>수요일. (1) 춘분. &lt;1&gt; 제 셋 날. &lt;2&gt; 초후(初候) 제 셋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메모를 쓰면서 연습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 office:value-type="date" office:date-value="2022-03-25T15:32:02.76">
            <text:p>032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Czwartek, dwudziesty czwarty marca.</text:p>
            <text:p>يوم الخميس، الرابع عشرين من شهر مارس. / العشرين من شهر شعبان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ścianie obok schodów. &lt;1&gt; U podstawy schodów, toczenia. (2) Mike. &lt;1&gt; W zachodnim działce. &lt;2&gt; Tym razem, nie próbuje jeść jedzenie Kur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목요일. (1) 춘분 (3/21). 제 넷 날. &lt;2&gt; 초후, 제 넷 날. (2) 그저께 있었을까. 집 근처에서 섬휘파람새(일본 : ウグイス) 의 목소리가 들리고 있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번 세션. (2) 제 2회의 세션 때, 작곡. &lt;1&gt; 곡을 종이에 썼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date" office:date-value="2022-03-26">
            <text:p>032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marca.</text:p>
            <text:p>يوم السبت، السادس عشرين من شهر مارس. / الثاني عشرين من شهر شعبان.</text:p>
            <text:p>UMgqibelo.zu[sobota / uMashi[marzec / amashumi[kilkadziesia_t amabili[dwa. / eziyisithupha[szes`c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Padał. (2) Obaj wewnątrz ogrodzenia. (3) Jedzenie w formie pasty, i jedzenie tward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춘분. &lt;1&gt; 제 여섯 날. &lt;2&gt; 차후(次候) 제 하나 날.</text:p>
            <text:p>شنبه / بیست و ششم اسفند. </text:p>
            <text:p>sheshoom[szo`sty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녹화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 office:value-type="date" office:date-value="2022-03-28T09:43:02.54">
            <text:p>03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marca.</text:p>
            <text:p>يوم الأحد، السابع عشرين من شهر مارس. \ الثاني عشرين من شهر شعبان.</text:p>
            <text:p>NgeSonto[niedziele / zingamashumi amabili nesikhombisa[dwudziesty-sio`dmy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4" table:number-rows-spanned="1">
            <text:p>Koty : (1) Don ponownie przyszedł. &lt;1&gt; Między wystającym ogrodzeniem i schodami, tuż około w środku. (2) Kiedy dotrałem do miejsca jedzenia, Kuro jest tam, i Don jest tuż za wystającym ogrodzeniem. &lt;1&gt; Kuro trzyma jej ciało niski. &lt;2&gt; Patrzę na Don. A potem znowu spoglądam na miejsce Kuro-a. Ona nie jest tam. <text:s/>&lt;3&gt; A potem, Don przyszedł z wystającego ogrodzenia. (3) Idę do południowej części ściany. &lt;1&gt; Wkładam jedzenie na wierzchołku ściany. &lt;2&gt; Don przychodzi. Zaczyna jeść. (4) zauważam, że Mike jest tuż za częścią ogrodzenia gdzie stoję. &lt;1&gt; Wracam do miejsca jedzenia. &lt;2&gt; Po chwilę, Mike i też Kuro, one przychodzili z ogrodzenia. &lt;3&gt; Dałem nich jedzenie. (5) Po daniu jedzenia, spoglądam na miejsce Don-a. On jest nie już tam. &lt;1&gt; Patrzę w ukryte, widziałem go poruszającym się po drugiej stronie.</text:p>
          </table:table-cell>
          <table:covered-table-cell table:number-columns-repeated="2" table:style-name="ce18"/>
          <table:covered-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(1) 춘분. &lt;1&gt; 제 일곱 날. &lt;2&gt; 차후 제 둘 날. </text:p>
            <text:p>يکشنبه، بيست و هفتم ماه اسفند.</text:p>
            <text:p>isfant[marzec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소연(일본어 : ソ連) 의 우주비행사 유리 가가린이 사망. 자신이 타고 있었던 비해기의 추락 사고에 의해 (1968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. &lt;1&gt; 부는 위치. 새로운 위치를 발견했다. &lt;2&gt; 발음점(発音点) 은 거의 `갑 소리` 와 같다. 약간 위. &lt;3&gt; 아랫 입술의 바로 아래의 부분을 옆에 강하게 당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 office:value-type="date" office:date-value="2022-03-29T09:37:10.83">
            <text:p>032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ósmy marca.</text:p>
            <text:p>يوم الأثنين، الثامن عشرين من شهر مارس. \ الرابع عشرين من شهر شعبان. / \ السنة، ألف اربع مئات ثلاثة واربعون. (1443)</text:p>
            <text:p>uMsombuluko[poniedzial`ek / ayisishiyagalombili[osiem / amashumi[kilkadziesia_t amabili[dw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W zachodnim działce. Obaj. (2) Nie zeszli. / [Wiedza] (1) Denebola : &lt;1&gt; Po chińsku, 五帝座一 (transliteracja : łu-diy-zuo-ji). (2) 五帝座 : &lt;1&gt; Jedna konstelacja z 太微垣-a. (trans : taj-łej-juan / znaczenie : Ogrodzenie(垣) Najwyższego(太) Pałaca) (2) 太微垣 jest jedna z trzech stacji księżycowych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(1) 춘분 (3/21) 제 여덟 (8) 날. &lt;1&gt; 차후(次候) 제 셋 날.</text:p>
            <text:p>دوشنبه، بيست و هشتم ماه مارس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김옥균(金玉均), 청(清) 나라 상하이(上海) 에서 안살되었다 (서력 1894). (2) `파리 코뮌` 설립 선포 (1871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갑 소리`. &lt;1&gt; 다시, 새로운 부는 방법을 찾았다. &lt;2&gt; 아랫 입술의 중심 부분을 자세하게 해서 1 개의 좁은 길을 만든다. &lt;3&gt; 그리고 이 좁은 길에 숨을 가한다. (2) 지금의 입술 근육 상태에서는 의식적해서 힘을 가하려고 하면, 이 좁은 길 의외의 근육이 움직이고, 이 길이 막혀버린다. &lt;1&gt; 결과, 숨은 통과하지 않게 되고. &lt;2&gt; 따라서, 노래입 (일본 : 歌口) 은 진동하지 않다. &lt;3&gt; 결과, 소리는 나오지 않는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 office:value-type="date" office:date-value="2022-03-30T15:32:35.14">
            <text:p>033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dwudziesty dziewiąty marca.</text:p>
            <text:p>الثلاثاء، التاسع عشرين من شهر مارس. / الخامس عشرين من شعبان.</text:p>
            <text:p><text:span text:style-name="T2">ULwesibili[wtorek / wamashumi[tens-th amabili. 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Znowu, obaj na zachodnim działce. &lt;1&gt; Mike, ze stosu opadłych liści. &lt;2&gt; Kuro. Kiedy zaczynałem się wrócić do parku, odwracam się, patrzę w kierunek parku. Kuro była na ścianie, która stoi przed ulicą, czekając na mnie. / [wiedza] (1) Regulus. &lt;1&gt; Po chińsku, 轩辕十四 (xuan1yuan2, szu-an-ju-an). &lt;2&gt; 轩辕 : jedna konstellacja z stacji księżycowej `星宿` (xing1xiu4, sin-si-łu). (2) Regulus składa się z dwóch par gwiazd. &lt;1&gt; Pierwsza para : 1) Rozdzielone od siebie o 0,35 au. &lt;2&gt; Druga para : 1) od siebie, o 97 au, przynajmniej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(1) 춘분(3/21) 제 아홉(9) 날. &lt;1&gt; 차후 제 넷(4) 날.</text:p>
            <text:p>سه شنبه، بيست و نهم ماه اسفند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연습. `대갑 소리`, 구멍 제 5. 부는 연습, 시작했다. / [역사] (1) 1895(서력) : 전봉준 사형을 받는다. 다음 날(3/30) 집행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 office:value-type="date" office:date-value="2022-03-31T10:11:51.28">
            <text:p>033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trzydziesiąty marca. / Księżyca : Wiek : 27.4</text:p>
            <text:p>يوم الأربعاء، الثلاثين من شهر مارس، السادس وعشرين من شهر شعبان.</text:p>
            <text:p>ULwesithathu[s`roda / Amashumi amathathu / UNdasa[marzec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obaj też nie byli. (2) Mike, w `Działce`. (3) o czasie, kiedy około skończyłem dawać jedzenie Mike-owi, Kuro przychodziła. Z kierunku schodów. (4) Najpierw, kiedy dotarłem do parku, słyszałem słaby głos. &lt;1&gt; Myślałem, to była Kuro. &lt;2&gt; Zadzwoniłem na jej imię. Czekałem na sekundy. &lt;3&gt; Widziałem żadnego ruchu. Przeniosłem się do ściany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1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(1) 춘분(3/21), 제 열(10) 날. &lt;1&gt; 차후, 제 다섯(5) 날. (2) 일본 덴포력(天保暦)으로는 2월 28일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시노] (1) 대갑 소리. 구멍 제 5, 제 2. 의외로 펀안히 소리가 났다. &lt;1&gt; 입술 형태를 급히 종이에 썼다. / [역사] (1) (1940) 중화민국(中華民国). 왕징웨이(汪兆銘)가 난징시(南京市)에서 민국정부의 천도(遷都)를 선포. (2) (1949) 일본 니이가타현(新潟県) 나다치(일본어 : 名立,なだち) 정(町)에서 기뢰(機雷) 폭발사건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3-31T11:31:32.54">
            <text:p>2022/3/31 11:31</text:p>
          </table:table-cell>
          <table:table-cell table:number-columns-repeated="7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43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31">2022/03/31</text:date>, <text:time>11:31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31T11:31:33.19</dc:date>
    <dc:creator>iwabuchi ken</dc:creator>
    <meta:editing-duration>P16DT8H40M17S</meta:editing-duration>
    <meta:editing-cycles>2277</meta:editing-cycles>
    <meta:generator>OpenOffice/4.1.3$Win32 OpenOffice.org_project/413m1$Build-9783</meta:generator>
    <meta:document-statistic meta:table-count="2" meta:cell-count="1012" meta:object-count="0"/>
  </office:meta>
</office:document-meta>
</file>